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CLAIMER</text:p>
      <text:p text:style-name="Standard"/>
      <text:p text:style-name="Standard">## PT — Aviso Legal</text:p>
      <text:p text:style-name="Standard"/>
      <text:p text:style-name="Standard">A NeuroArte DAO é uma organização autônoma descentralizada, dedicada à promoção da arte, ciência e pesquisa em neurodiversidade por meio de governança ética e transparente.</text:p>
      <text:p text:style-name="Standard"/>
      <text:p text:style-name="Standard">O token **$NEURO** é um token de **governança e utilidade** dentro do ecossistema da NeuroArte DAO. <text:s/></text:p>
      <text:p text:style-name="Standard">Ele **não representa investimento financeiro, valor mobiliário, participação societária, direito a lucros ou promessa de retorno**.</text:p>
      <text:p text:style-name="Standard"/>
      <text:p text:style-name="Standard">Todas as contribuições, doações ou transações associadas à DAO têm caráter **voluntário e colaborativo**, destinando-se à manutenção e evolução do ecossistema e de suas finalidades artísticas e científicas.</text:p>
      <text:p text:style-name="Standard"/>
      <text:p text:style-name="Standard">A participação na DAO implica a aceitação destes termos e o compromisso com os princípios de descentralização, transparência e ética.</text:p>
      <text:p text:style-name="Standard"/>
      <text:p text:style-name="Standard">---</text:p>
      <text:p text:style-name="Standard"/>
      <text:p text:style-name="Standard">## EN — Legal Disclaimer</text:p>
      <text:p text:style-name="Standard"/>
      <text:p text:style-name="Standard">NeuroArte DAO is a decentralized autonomous organization focused on promoting art, science, and neurodiversity research through ethical and transparent Web3 governance.</text:p>
      <text:p text:style-name="Standard"/>
      <text:p text:style-name="Standard">The **$NEURO** token is a **governance and utility token** within the NeuroArte DAO ecosystem. <text:s/></text:p>
      <text:p text:style-name="Standard">It **does not represent a financial investment, security, equity, profit-sharing right, or any form of guaranteed return.**</text:p>
      <text:p text:style-name="Standard"/>
      <text:p text:style-name="Standard">All contributions, donations, or transactions associated with the DAO are **voluntary and collaborative**, intended solely for the ecosystem’s maintenance, growth, and scientific or artistic objectives.</text:p>
      <text:p text:style-name="Standard"/>
      <text:p text:style-name="Standard">Participation in the DAO implies agreement with these terms and a shared commitment to decentralization, transparency, and ethical princip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8:02:27.829144377</meta:creation-date>
    <dc:date>2025-10-07T18:03:16.395463584</dc:date>
    <meta:editing-duration>PT48S</meta:editing-duration>
    <meta:editing-cycles>1</meta:editing-cycles>
    <meta:document-statistic meta:table-count="0" meta:image-count="0" meta:object-count="0" meta:page-count="1" meta:paragraph-count="14" meta:word-count="212" meta:character-count="1532" meta:non-whitespace-character-count="1328"/>
    <meta:generator>LibreOffice/24.2.7.2$Linux_X86_64 LibreOffice_project/420$Build-2</meta:generator>
  </office:meta>
</office:document-meta>
</file>